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2.1846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091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roid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Droid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7"/>
        <table:table-column table:style-name="co9" table:number-columns-repeated="1014" table:default-cell-style-name="ce2"/>
        <table:table-row table:style-name="ro1">
          <table:table-cell table:style-name="ce1" office:value-type="string" calcext:value-type="string">
            <text:p>Zanata for community 6.3.0.CR2</text:p>
          </table:table-cell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mvn zanata:pull-module</text:p>
          </table:table-cell>
          <table:table-cell table:style-name="ce6" office:value-type="string" calcext:value-type="string">
            <text:p>mvn replacer:replace -N </text:p>
          </table:table-cell>
          <table:table-cell table:style-name="ce6" office:value-type="string" calcext:value-type="string">
            <text:p>mvn native2ascii:native2ascii</text:p>
          </table:table-cell>
          <table:table-cell table:style-name="ce6" office:value-type="string" calcext:value-type="string">
            <text:p>mvn clean install -Dfull -DskipTests</text:p>
          </table:table-cell>
          <table:table-cell table:style-name="ce6" office:value-type="string" calcext:value-type="string">
            <text:p>mvn clean</text:p>
          </table:table-cell>
          <table:table-cell table:style-name="ce6" office:value-type="string" calcext:value-type="string">
            <text:p>git add .</text:p>
          </table:table-cell>
          <table:table-cell table:style-name="ce9" office:value-type="string" calcext:value-type="string">
            <text:p>git commit -m "6.3.x Zanata changes"</text:p>
          </table:table-cell>
          <table:table-cell table:style-name="ce6" office:value-type="string" calcext:value-type="string">
            <text:p>push Zanata changes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office:annotation draw:style-name="gr1" draw:text-style-name="P1" svg:width="1.1413in" svg:height="0.5457in" svg:x="2.3413in" svg:y="0.4661in" draw:caption-point-x="-0.2323in" draw:caption-point-y="0.5988in">
              <dc:creator>MBK</dc:creator>
              <dc:date>2015-08-13T00:00:00</dc:date>
              <text:p text:style-name="P1"><text:span text:style-name="T1">ATENTION: is there a new release needed</text:span></text:p>
            </office:annotation>
            <text:p><text:span text:style-name="T2">dashbuilder</text:span>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7" office:value-type="string" calcext:value-type="string">
            <text:p>done 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office:annotation draw:style-name="gr1" draw:text-style-name="P1" svg:width="1.1413in" svg:height="0.5457in" svg:x="2.3413in" svg:y="0.7713in" draw:caption-point-x="-0.2323in" draw:caption-point-y="0.5028in">
              <dc:creator>MBK</dc:creator>
              <dc:date>2015-08-13T00:00:00</dc:date>
              <text:p text:style-name="P1"><text:span text:style-name="T1">ATENTION: is there a new release needed</text:span></text:p>
            </office:annotation>
            <text:p>uberfire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 </text:p>
          </table:table-cell>
          <table:table-cell table:style-name="ce11" office:value-type="string" calcext:value-type="string">
            <text:p>DONE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office:annotation draw:style-name="gr1" draw:text-style-name="P1" svg:width="1.1413in" svg:height="0.5457in" svg:x="2.3413in" svg:y="0.9772in" draw:caption-point-x="-0.2323in" draw:caption-point-y="0.5035in">
              <dc:creator>MBK</dc:creator>
              <dc:date>2015-08-13T00:00:00</dc:date>
              <text:p text:style-name="P1"><text:span text:style-name="T1">ATENTION: is there a new release needed</text:span></text:p>
            </office:annotation>
            <text:p>Uberire-extensions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 </text:p>
          </table:table-cell>
          <table:table-cell table:style-name="ce11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 table:style-name="ce3"/>
          <table:table-cell table:number-columns-repeated="1023"/>
        </table:table-row>
        <table:table-row table:style-name="ro5">
          <table:table-cell office:value-type="string" calcext:value-type="string">
            <text:p>kie-uberfire-extensions</text:p>
          </table:table-cell>
          <table:table-cell table:style-name="ce7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guvnor</text:p>
          </table:table-cell>
          <table:table-cell table:style-name="ce7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kie-wb-common</text:p>
          </table:table-cell>
          <table:table-cell table:style-name="ce7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jbpm_form_modeler</text:p>
          </table:table-cell>
          <table:table-cell table:style-name="ce7" office:value-type="string" calcext:value-type="string">
            <text:p>not done</text:p>
          </table:table-cell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drools-wb</text:p>
          </table:table-cell>
          <table:table-cell table:style-name="ce7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jbpm-designer</text:p>
          </table:table-cell>
          <table:table-cell table:style-name="ce7" office:value-type="string" calcext:value-type="string">
            <text:p>not done</text:p>
          </table:table-cell>
          <table:table-cell table:style-name="ce7" table:number-columns-repeated="2"/>
          <table:table-cell table:number-columns-repeated="5" table:style-name="ce7" office:value-type="string" calcext:value-type="string">
            <text:p>---</text:p>
          </table:table-cell>
          <table:table-cell table:style-name="ce10"/>
          <table:table-cell table:number-columns-repeated="1014"/>
        </table:table-row>
        <table:table-row table:style-name="ro5">
          <table:table-cell table:style-name="ce5" office:value-type="string" calcext:value-type="string">
            <text:p>cd jbpm-designer-api</text:p>
          </table:table-cell>
          <table:table-cell table:style-name="ce7" office:value-type="string" calcext:value-type="string">
            <text:p>not done</text:p>
          </table:table-cell>
          <table:table-cell table:style-name="ce7"/>
          <table:table-cell table:number-columns-repeated="6" table:style-name="ce7" office:value-type="string" calcext:value-type="string">
            <text:p>---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<text:s text:c="10"/>cd ..</text:p>
          </table:table-cell>
          <table:table-cell table:number-columns-repeated="3" table:style-name="ce7" office:value-type="string" calcext:value-type="string">
            <text:p>---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jbpm-console-ng</text:p>
          </table:table-cell>
          <table:table-cell table:style-name="ce8" office:value-type="string" calcext:value-type="string">
            <text:p>not done</text:p>
          </table:table-cell>
          <table:table-cell table:style-name="ce8"/>
          <table:table-cell table:style-name="ce8" office:value-type="string" calcext:value-type="string">
            <text:p>xxxxxxxxxxxxxxxxxxxxxxxx</text:p>
          </table:table-cell>
          <table:table-cell table:style-name="ce8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dashboard-builder</text:p>
          </table:table-cell>
          <table:table-cell table:style-name="ce8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optapanner-wb</text:p>
          </table:table-cell>
          <table:table-cell table:style-name="ce8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Jbpm-dashboard</text:p>
          </table:table-cell>
          <table:table-cell table:style-name="ce8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kie-wb-distributions</text:p>
          </table:table-cell>
          <table:table-cell table:style-name="ce8" office:value-type="string" calcext:value-type="string">
            <text:p>not done</text:p>
          </table:table-cell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3">
          <table:table-cell/>
          <table:table-cell table:style-name="ce7" table:number-columns-repeated="8"/>
          <table:table-cell table:style-name="ce10"/>
          <table:table-cell table:number-columns-repeated="1014"/>
        </table:table-row>
        <table:table-row table:style-name="ro3" table:number-rows-repeated="2">
          <table:table-cell/>
          <table:table-cell table:style-name="ce7" table:number-columns-repeated="8"/>
          <table:table-cell table:style-name="ce11"/>
          <table:table-cell table:number-columns-repeated="1014"/>
        </table:table-row>
        <table:table-row table:style-name="ro3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0000-00-00T00:00:02.221282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8-31T15:39:29.960124628</dc:date>
    <meta:editing-duration>PT20H21M18S</meta:editing-duration>
    <meta:editing-cycles>90</meta:editing-cycles>
    <meta:generator>LibreOffice/4.1.1.2$Linux_X86_64 LibreOffice_project/7e4286b58adc75a14f6d83f53a03b6c11fa2903</meta:generator>
    <meta:document-statistic meta:table-count="1" meta:cell-count="88" meta:object-count="0"/>
  </office:meta>
</office:document-meta>
</file>